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B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Sample Word Document</dc:title>
    <meta:initial-creator>Information Services</meta:initial-creator>
    <meta:creation-date>2006-01-11T23:32:00</meta:creation-date>
    <dc:date>2008-03-19T16:50:48</dc:date>
    <meta:editing-cycles>2</meta:editing-cycles>
    <meta:editing-duration>PT23H0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5"/>
  </office:meta>
</office:document-meta>
</file>